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officeooo:paragraph-rsid="002d1ad2"/>
    </style:style>
    <style:style style:name="P26" style:family="paragraph" style:parent-style-name="Text_20_body">
      <style:paragraph-properties fo:margin-top="0cm" fo:margin-bottom="0.25cm" loext:contextual-spacing="false"/>
      <style:text-properties officeooo:paragraph-rsid="001d650d"/>
    </style:style>
    <style:style style:name="P27" style:family="paragraph" style:parent-style-name="Text_20_body">
      <style:paragraph-properties fo:margin-top="0cm" fo:margin-bottom="0.25cm" loext:contextual-spacing="false"/>
      <style:text-properties officeooo:paragraph-rsid="00227ac3"/>
    </style:style>
    <style:style style:name="P28" style:family="paragraph" style:parent-style-name="Text_20_body">
      <style:paragraph-properties fo:margin-top="0cm" fo:margin-bottom="0.25cm" loext:contextual-spacing="false"/>
      <style:text-properties officeooo:paragraph-rsid="0023986b"/>
    </style:style>
    <style:style style:name="P29" style:family="paragraph" style:parent-style-name="Text_20_body">
      <style:paragraph-properties fo:margin-top="0cm" fo:margin-bottom="0.25cm" loext:contextual-spacing="false"/>
      <style:text-properties officeooo:paragraph-rsid="00269c88"/>
    </style:style>
    <style:style style:name="P3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33"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34"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35"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36"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37"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38"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39"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40" style:family="paragraph" style:parent-style-name="Text_20_body">
      <style:paragraph-properties fo:margin-top="0cm" fo:margin-bottom="0.25cm" loext:contextual-spacing="false"/>
      <style:text-properties officeooo:paragraph-rsid="002d1ad2"/>
    </style:style>
    <style:style style:name="P41" style:family="paragraph" style:parent-style-name="Text_20_body">
      <style:paragraph-properties fo:margin-top="0cm" fo:margin-bottom="0.25cm" loext:contextual-spacing="false"/>
      <style:text-properties officeooo:paragraph-rsid="00300bc3"/>
    </style:style>
    <style:style style:name="P42" style:family="paragraph" style:parent-style-name="Text_20_body">
      <style:paragraph-properties fo:margin-top="0cm" fo:margin-bottom="0.25cm" loext:contextual-spacing="false"/>
      <style:text-properties officeooo:paragraph-rsid="0038ae3d"/>
    </style:style>
    <style:style style:name="P43" style:family="paragraph" style:parent-style-name="Text_20_body">
      <style:paragraph-properties fo:margin-top="0cm" fo:margin-bottom="0.25cm" loext:contextual-spacing="false"/>
      <style:text-properties officeooo:paragraph-rsid="0033b03d"/>
    </style:style>
    <style:style style:name="P44" style:family="paragraph" style:parent-style-name="Text_20_body">
      <style:paragraph-properties fo:margin-top="0cm" fo:margin-bottom="0.25cm" loext:contextual-spacing="false"/>
      <style:text-properties officeooo:paragraph-rsid="00425360"/>
    </style:style>
    <style:style style:name="P45"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4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47" style:family="paragraph" style:parent-style-name="Text_20_body">
      <style:paragraph-properties fo:margin-top="0.499cm" fo:margin-bottom="0cm" loext:contextual-spacing="false"/>
      <style:text-properties officeooo:paragraph-rsid="001b3176"/>
    </style:style>
    <style:style style:name="P48" style:family="paragraph" style:parent-style-name="Heading_20_5">
      <style:text-properties officeooo:paragraph-rsid="00046c86"/>
    </style:style>
    <style:style style:name="P49" style:family="paragraph" style:parent-style-name="Heading_20_5">
      <style:text-properties fo:font-weight="normal" officeooo:paragraph-rsid="00046c86" style:font-weight-asian="normal" style:font-weight-complex="normal"/>
    </style:style>
    <style:style style:name="P50" style:family="paragraph" style:parent-style-name="Heading_20_5">
      <style:text-properties fo:font-weight="normal" officeooo:rsid="00046c86" officeooo:paragraph-rsid="001c420a" style:font-weight-asian="normal" style:font-weight-complex="normal"/>
    </style:style>
    <style:style style:name="P51" style:family="paragraph" style:parent-style-name="Heading_20_5">
      <style:text-properties officeooo:paragraph-rsid="00062ae2"/>
    </style:style>
    <style:style style:name="P52" style:family="paragraph" style:parent-style-name="Heading_20_5">
      <style:text-properties fo:font-weight="bold" officeooo:rsid="0018115e" officeooo:paragraph-rsid="001c420a" style:font-weight-asian="bold" style:font-weight-complex="bold"/>
    </style:style>
    <style:style style:name="P53" style:family="paragraph" style:parent-style-name="Heading_20_5">
      <style:text-properties fo:font-weight="bold" officeooo:rsid="0018115e" officeooo:paragraph-rsid="002d1ad2" style:font-weight-asian="bold" style:font-weight-complex="bold"/>
    </style:style>
    <style:style style:name="P54" style:family="paragraph" style:parent-style-name="Heading_20_5">
      <style:paragraph-properties fo:break-before="page"/>
      <style:text-properties officeooo:rsid="00046c86" officeooo:paragraph-rsid="00046c86"/>
    </style:style>
    <style:style style:name="P55" style:family="paragraph" style:parent-style-name="Heading_20_5">
      <style:paragraph-properties fo:break-before="page"/>
      <style:text-properties fo:font-weight="normal" officeooo:rsid="00046c86" officeooo:paragraph-rsid="0018115e" style:font-weight-asian="normal" style:font-weight-complex="normal"/>
    </style:style>
    <style:style style:name="P5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65" style:family="paragraph" style:parent-style-name="Text_20_body">
      <style:paragraph-properties fo:margin-top="0cm" fo:margin-bottom="0cm" loext:contextual-spacing="false"/>
      <style:text-properties officeooo:paragraph-rsid="00456fc4"/>
    </style:style>
    <style:style style:name="P66" style:family="paragraph" style:parent-style-name="Text_20_body">
      <style:paragraph-properties fo:margin-top="0cm" fo:margin-bottom="0cm" loext:contextual-spacing="false"/>
      <style:text-properties officeooo:paragraph-rsid="00483fd3"/>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officeooo:rsid="00062ae2"/>
    </style:style>
    <style:style style:name="T24"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5"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6" style:family="text">
      <style:text-properties officeooo:rsid="00069123"/>
    </style:style>
    <style:style style:name="T27" style:family="text">
      <style:text-properties fo:font-weight="normal" officeooo:rsid="00046c86" style:font-weight-asian="normal" style:font-weight-complex="normal"/>
    </style:style>
    <style:style style:name="T28" style:family="text">
      <style:text-properties fo:font-weight="normal" officeooo:rsid="00069123" style:font-weight-asian="normal" style:font-weight-complex="normal"/>
    </style:style>
    <style:style style:name="T29" style:family="text">
      <style:text-properties fo:font-weight="normal" officeooo:rsid="0008cee3" style:font-weight-asian="normal" style:font-weight-complex="normal"/>
    </style:style>
    <style:style style:name="T30" style:family="text">
      <style:text-properties fo:font-weight="normal" officeooo:rsid="000918d0" style:font-weight-asian="normal" style:font-weight-complex="normal"/>
    </style:style>
    <style:style style:name="T31" style:family="text">
      <style:text-properties fo:font-weight="normal" officeooo:rsid="0009d841" style:font-weight-asian="normal" style:font-weight-complex="normal"/>
    </style:style>
    <style:style style:name="T32" style:family="text">
      <style:text-properties fo:font-weight="normal" officeooo:rsid="000ba725" style:font-weight-asian="normal" style:font-weight-complex="normal"/>
    </style:style>
    <style:style style:name="T33" style:family="text">
      <style:text-properties fo:font-weight="normal" officeooo:rsid="000cf339" style:font-weight-asian="normal" style:font-weight-complex="normal"/>
    </style:style>
    <style:style style:name="T34" style:family="text">
      <style:text-properties fo:font-weight="normal" officeooo:rsid="001053dc" style:font-weight-asian="normal" style:font-weight-complex="normal"/>
    </style:style>
    <style:style style:name="T35" style:family="text">
      <style:text-properties fo:font-weight="normal" officeooo:rsid="00123e89" style:font-weight-asian="normal" style:font-weight-complex="normal"/>
    </style:style>
    <style:style style:name="T36" style:family="text">
      <style:text-properties fo:font-weight="normal" officeooo:rsid="0013911a" style:font-weight-asian="normal" style:font-weight-complex="normal"/>
    </style:style>
    <style:style style:name="T37" style:family="text">
      <style:text-properties fo:font-weight="normal" officeooo:rsid="0013ed46" style:font-weight-asian="normal" style:font-weight-complex="normal"/>
    </style:style>
    <style:style style:name="T38" style:family="text">
      <style:text-properties fo:font-weight="normal" officeooo:rsid="001d650d" style:font-weight-asian="normal" style:font-weight-complex="normal"/>
    </style:style>
    <style:style style:name="T39" style:family="text">
      <style:text-properties fo:font-weight="normal" officeooo:rsid="00210997" style:font-weight-asian="normal" style:font-weight-complex="normal"/>
    </style:style>
    <style:style style:name="T40" style:family="text">
      <style:text-properties fo:font-weight="normal" officeooo:rsid="00227ac3" style:font-weight-asian="normal" style:font-weight-complex="normal"/>
    </style:style>
    <style:style style:name="T41" style:family="text">
      <style:text-properties fo:font-weight="normal" officeooo:rsid="001b3176" style:font-weight-asian="normal" style:font-weight-complex="normal"/>
    </style:style>
    <style:style style:name="T42" style:family="text">
      <style:text-properties fo:font-weight="normal" officeooo:rsid="0023986b" style:font-weight-asian="normal" style:font-weight-complex="normal"/>
    </style:style>
    <style:style style:name="T43" style:family="text">
      <style:text-properties fo:font-weight="normal" officeooo:rsid="0024ebca" style:font-weight-asian="normal" style:font-weight-complex="normal"/>
    </style:style>
    <style:style style:name="T44" style:family="text">
      <style:text-properties fo:font-weight="normal" officeooo:rsid="0025c0f0" style:font-weight-asian="normal" style:font-weight-complex="normal"/>
    </style:style>
    <style:style style:name="T45" style:family="text">
      <style:text-properties fo:font-weight="normal" officeooo:rsid="00269c88" style:font-weight-asian="normal" style:font-weight-complex="normal"/>
    </style:style>
    <style:style style:name="T46" style:family="text">
      <style:text-properties fo:font-weight="normal" officeooo:rsid="0028789d" style:font-weight-asian="normal" style:font-weight-complex="normal"/>
    </style:style>
    <style:style style:name="T47" style:family="text">
      <style:text-properties fo:font-weight="normal" officeooo:rsid="0029b025" style:font-weight-asian="normal" style:font-weight-complex="normal"/>
    </style:style>
    <style:style style:name="T48" style:family="text">
      <style:text-properties fo:font-weight="normal" officeooo:rsid="002a36a3" style:font-weight-asian="normal" style:font-weight-complex="normal"/>
    </style:style>
    <style:style style:name="T49" style:family="text">
      <style:text-properties fo:font-weight="normal" officeooo:rsid="002d1ad2" style:font-weight-asian="normal" style:font-weight-complex="normal"/>
    </style:style>
    <style:style style:name="T50" style:family="text">
      <style:text-properties fo:font-weight="normal" officeooo:rsid="002e4b67" style:font-weight-asian="normal" style:font-weight-complex="normal"/>
    </style:style>
    <style:style style:name="T51" style:family="text">
      <style:text-properties fo:font-weight="normal" officeooo:rsid="00300bc3" style:font-weight-asian="normal" style:font-weight-complex="normal"/>
    </style:style>
    <style:style style:name="T52" style:family="text">
      <style:text-properties fo:font-weight="normal" officeooo:rsid="00319b56" style:font-weight-asian="normal" style:font-weight-complex="normal"/>
    </style:style>
    <style:style style:name="T53" style:family="text">
      <style:text-properties fo:font-weight="normal" officeooo:rsid="0032ad5e" style:font-weight-asian="normal" style:font-weight-complex="normal"/>
    </style:style>
    <style:style style:name="T54" style:family="text">
      <style:text-properties fo:font-weight="normal" officeooo:rsid="0033b03d" style:font-weight-asian="normal" style:font-weight-complex="normal"/>
    </style:style>
    <style:style style:name="T55" style:family="text">
      <style:text-properties fo:font-weight="normal" officeooo:rsid="00360175" style:font-weight-asian="normal" style:font-weight-complex="normal"/>
    </style:style>
    <style:style style:name="T56" style:family="text">
      <style:text-properties fo:font-weight="normal" officeooo:rsid="00379c30" style:font-weight-asian="normal" style:font-weight-complex="normal"/>
    </style:style>
    <style:style style:name="T57" style:family="text">
      <style:text-properties fo:font-weight="normal" officeooo:rsid="0038ae3d" style:font-weight-asian="normal" style:font-weight-complex="normal"/>
    </style:style>
    <style:style style:name="T58" style:family="text">
      <style:text-properties fo:font-weight="normal" officeooo:rsid="0039b9c1" style:font-weight-asian="normal" style:font-weight-complex="normal"/>
    </style:style>
    <style:style style:name="T59" style:family="text">
      <style:text-properties fo:font-weight="normal" officeooo:rsid="003ad99e" style:font-weight-asian="normal" style:font-weight-complex="normal"/>
    </style:style>
    <style:style style:name="T60" style:family="text">
      <style:text-properties fo:font-weight="normal" officeooo:rsid="003b85b8" style:font-weight-asian="normal" style:font-weight-complex="normal"/>
    </style:style>
    <style:style style:name="T61" style:family="text">
      <style:text-properties fo:font-weight="normal" officeooo:rsid="003cb3df" style:font-weight-asian="normal" style:font-weight-complex="normal"/>
    </style:style>
    <style:style style:name="T62" style:family="text">
      <style:text-properties fo:font-weight="normal" officeooo:rsid="0043bbce" style:font-weight-asian="normal" style:font-weight-complex="normal"/>
    </style:style>
    <style:style style:name="T63" style:family="text">
      <style:text-properties fo:font-weight="normal" officeooo:rsid="004595fb" style:font-weight-asian="normal" style:font-weight-complex="normal"/>
    </style:style>
    <style:style style:name="T64" style:family="text">
      <style:text-properties fo:font-weight="normal" officeooo:rsid="00456fc4" style:font-weight-asian="normal" style:font-weight-complex="normal"/>
    </style:style>
    <style:style style:name="T65" style:family="text">
      <style:text-properties fo:font-weight="normal" officeooo:rsid="004d6b76" style:font-weight-asian="normal" style:font-weight-complex="normal"/>
    </style:style>
    <style:style style:name="T66" style:family="text">
      <style:text-properties fo:font-weight="normal" officeooo:rsid="00483fd3" style:font-weight-asian="normal" style:font-weight-complex="normal"/>
    </style:style>
    <style:style style:name="T67" style:family="text">
      <style:text-properties fo:font-weight="normal" officeooo:rsid="0050a66a" style:font-weight-asian="normal" style:font-weight-complex="normal"/>
    </style:style>
    <style:style style:name="T68" style:family="text">
      <style:text-properties officeooo:rsid="000dd5af"/>
    </style:style>
    <style:style style:name="T69" style:family="text">
      <style:text-properties officeooo:rsid="001fc3bb"/>
    </style:style>
    <style:style style:name="T70" style:family="text">
      <style:text-properties officeooo:rsid="002e4b67"/>
    </style:style>
    <style:style style:name="T71" style:family="text">
      <style:text-properties officeooo:rsid="00300bc3"/>
    </style:style>
    <style:style style:name="T72" style:family="text">
      <style:text-properties style:text-underline-style="solid" style:text-underline-width="auto" style:text-underline-color="font-color" fo:font-weight="bold" officeooo:rsid="00300bc3" style:font-weight-asian="bold" style:font-weight-complex="bold"/>
    </style:style>
    <style:style style:name="T73" style:family="text">
      <style:text-properties officeooo:rsid="00319b56"/>
    </style:style>
    <style:style style:name="T74" style:family="text">
      <style:text-properties officeooo:rsid="003ad99e"/>
    </style:style>
    <style:style style:name="T75" style:family="text">
      <style:text-properties fo:font-style="italic" fo:font-weight="normal" officeooo:rsid="003b85b8" style:font-style-asian="italic" style:font-weight-asian="normal" style:font-style-complex="italic" style:font-weight-complex="normal"/>
    </style:style>
    <style:style style:name="T76" style:family="text">
      <style:text-properties officeooo:rsid="003cb3df"/>
    </style:style>
    <style:style style:name="T77" style:family="text">
      <style:text-properties officeooo:rsid="003d2b06"/>
    </style:style>
    <style:style style:name="T78" style:family="text">
      <style:text-properties officeooo:rsid="003fdc27"/>
    </style:style>
    <style:style style:name="T79" style:family="text">
      <style:text-properties officeooo:rsid="004101cf"/>
    </style:style>
    <style:style style:name="T80" style:family="text">
      <style:text-properties officeooo:rsid="00466f51"/>
    </style:style>
    <style:style style:name="T81" style:family="text">
      <style:text-properties officeooo:rsid="0046a5e2"/>
    </style:style>
    <style:style style:name="T82" style:family="text">
      <style:text-properties officeooo:rsid="004c510d"/>
    </style:style>
    <style:style style:name="T83" style:family="text">
      <style:text-properties officeooo:rsid="004cc4e2"/>
    </style:style>
    <style:style style:name="T84" style:family="text">
      <style:text-properties officeooo:rsid="004d6b76"/>
    </style:style>
    <style:style style:name="T85" style:family="text">
      <style:text-properties officeooo:rsid="004db52d"/>
    </style:style>
    <style:style style:name="T86" style:family="text">
      <style:text-properties officeooo:rsid="004f9ab7"/>
    </style:style>
    <style:style style:name="T87" style:family="text">
      <style:text-properties officeooo:rsid="0050a66a"/>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5"><text:span text:style-name="T9">1</text:span><text:span text:style-name="T3">st</text:span><text:span text:style-name="T10"> meeting – July 22</text:span><text:span text:style-name="T3">nd</text:span><text:span text:style-name="T9">, </text:span><text:span text:style-name="T10">2020</text:span> </text:h>
      <text:h text:style-name="P49"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54"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3">2-</text:span>triangle.js</text:p>
      <text:p text:style-name="P7"><text:tab/><text:span text:style-name="T23">2-</text:span>fizzbuzz.js</text:p>
      <text:p text:style-name="P8"><text:tab/><text:span text:style-name="T23">2-</text:span>chessboard.js</text:p>
      <text:p text:style-name="P8"/>
      <text:p text:style-name="P8"/>
      <text:p text:style-name="P8"/>
      <text:h text:style-name="P51" text:outline-level="5"><text:span text:style-name="T13">3</text:span><text:span text:style-name="T5">rd</text:span><text:span text:style-name="T13"> </text:span><text:span text:style-name="T10">meeting – </text:span><text:span text:style-name="T24">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27"><text:tab/></text:span><text:span text:style-name="T34">Lexical scope </text:span><text:span text:style-name="T35">is the scope definition w</text:span><text:span text:style-name="T37">h</text:span><text:span text:style-name="T35">ich a binding can be seen/valid/visible.</text:span></text:p>
      <text:p text:style-name="P10"><text:s text:c="4"/>What is the access limit for variables declared using the keywords “var”, “let”, and “const” in the lexical scope? (p. 41) </text:p>
      <text:p text:style-name="P9"><text:span text:style-name="T27"><text:tab/>“</text:span><text:span text:style-name="T28">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6">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6">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27"><text:tab/></text:span><text:span text:style-name="T31">A </text:span><text:span text:style-name="T27">local bindings are created anew for every call, and different calls can’t trample on one another</text:span><text:span text:style-name="T36">’</text:span><text:span text:style-name="T27">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7"><text:tab/></text:span><text:span text:style-name="T29">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2">The function within the return runs when you call the binding that calls for the f function.</text:span></text:p>
      <text:p text:style-name="P9"><text:span text:style-name="T29"><text:tab/></text:span><text:span text:style-name="T30">That means, closure is when a function returns another function and it will hold the local binding within the return.</text:span></text:p>
      <text:p text:style-name="P15"/>
      <text:p text:style-name="P9"><text:span text:style-name="T33"><text:tab/>F</text:span><text:span text:style-name="T30">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68">Watch out to </text:span>it doesn’t do it so often that it overflows the stack.</text:p>
      <text:p text:style-name="P13"><text:s text:c="5"/>What are some pros and cons of using recursive functions? (p. 49)</text:p>
      <text:p text:style-name="P18"><text:span text:style-name="T27"><text:tab/></text:span><text:span text:style-name="T34">Generally speaking, in a t</text:span><text:span text:style-name="T27">ypical JavaScript implementations, </text:span><text:span text:style-name="T34">recursion</text:span><text:span text:style-name="T27"> </text:span><text:span text:style-name="T34">i</text:span><text:span text:style-name="T27">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55" text:outline-level="5"><text:span text:style-name="T14">4</text:span><text:span text:style-name="T6">th</text:span><text:span text:style-name="T14"> </text:span><text:span text:style-name="T9">meeting – </text:span><text:span text:style-name="T24">August</text:span><text:span text:style-name="T9"> </text:span><text:span text:style-name="T14">12</text:span><text:span text:style-name="T4">th</text:span><text:span text:style-name="T9">, 2020</text:span></text:h>
      <text:p text:style-name="P20">See exercises in the directory.</text:p>
      <text:h text:style-name="P52" text:outline-level="5"/>
      <text:h text:style-name="P50" text:outline-level="5"><text:span text:style-name="T15">5</text:span><text:span text:style-name="T6">th</text:span><text:span text:style-name="T14"> </text:span><text:span text:style-name="T9">meeting – </text:span><text:span text:style-name="T24">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46"><text:span text:style-name="T9"><text:tab/>2.</text:span> What is something new you’ve learned from this chapter?</text:p>
      <text:p text:style-name="P22"><text:tab/><text:span text:style-name="T69">UTF-16, JS string is made of 16 bits code unit. It describes most common characters using a single 16-bit code unit but uses </text:span>a pair of two such units for others.</text:p>
      <text:p text:style-name="P46"><text:span text:style-name="T9"><text:tab/>3.</text:span> What is the difference between the array methods filter, map and reduce? (p. 87-89)</text:p>
      <text:p text:style-name="P26"><text:span text:style-name="T38"><text:tab/></text:span><text:span text:style-name="T39">Filter is a method applied to an array that receives a </text:span><text:span text:style-name="T40">callback </text:span><text:span text:style-name="T39">function that may receive </text:span><text:span text:style-name="T40">3 arguments:</text:span><text:span text:style-name="T39"> </text:span><text:span text:style-name="T40">1) </text:span><text:span text:style-name="T39">the element, </text:span><text:span text:style-name="T40">2) </text:span><text:span text:style-name="T39">its index and </text:span><text:span text:style-name="T40">3) </text:span><text:span text:style-name="T39">the array </text:span><text:span text:style-name="T40">being considered</text:span><text:span text:style-name="T39">. This </text:span><text:span text:style-name="T40">callback </text:span><text:span text:style-name="T39">function has a validation operation, which when is true, it creates a new array as result with all </text:span><text:span text:style-name="T40">elements that returns </text:span><text:span text:style-name="T39">true.</text:span></text:p>
      <text:p text:style-name="P27"><text:span text:style-name="T39"><text:tab/>Map is also a method applied to an array that receives a </text:span><text:span text:style-name="T40">callback </text:span><text:span text:style-name="T39">function, </text:span><text:span text:style-name="T40">which in turn </text:span><text:span text:style-name="T39">may receive </text:span><text:span text:style-name="T40">3 arguments:</text:span><text:span text:style-name="T39"> </text:span><text:span text:style-name="T40">1) </text:span><text:span text:style-name="T39">the element, </text:span><text:span text:style-name="T40">2) </text:span><text:span text:style-name="T39">its index and </text:span><text:span text:style-name="T40">3) </text:span><text:span text:style-name="T39">the array </text:span><text:span text:style-name="T40">being considered</text:span><text:span text:style-name="T39">. It returns an array that each item was generated by its callback function argument.</text:span></text:p>
      <text:p text:style-name="P28"><text:span text:style-name="T39"><text:tab/>Reduce is a method applied for an array that </text:span><text:span text:style-name="T40">may</text:span><text:span text:style-name="T39"> receive a callback function to </text:span><text:span text:style-name="T40">be </text:span><text:span text:style-name="T39">execute</text:span><text:span text:style-name="T40">d</text:span><text:span text:style-name="T39"> for each item of the array an operation gave by that callback, </text:span><text:span text:style-name="T40">plus an optional initial value</text:span><text:span text:style-name="T39">. </text:span><text:span text:style-name="T40">The callback may receive 1) accumulator, 2) current value, 3) its index, and 4) the array being considered. With these values, the callback performs a given mathematical operation such as addition in the following way: </text:span><text:span text:style-name="T42">a) </text:span><text:span text:style-name="T40">It starts by the initial value being </text:span><text:span text:style-name="T42">defined as the accumulator.</text:span><text:span text:style-name="T40"> </text:span><text:span text:style-name="T42">b) The accumulator is going to be added to current value, which is the current array element. c) The previous statement is going to </text:span><text:soft-page-break/><text:span text:style-name="T42">loop until the last array element. In the end, the function returns the value of all operations.</text:span></text:p>
      <text:p text:style-name="P47"><text:span text:style-name="T16"><text:tab/>4.</text:span><text:span text:style-name="T41"> What is another example of an array method other than filter, map or reduce? (Research and explain what this method does)</text:span></text:p>
      <text:p text:style-name="P26"><text:span text:style-name="T38"><text:tab/></text:span><text:span text:style-name="T42">forEach is a method similar to map, nut, instead of returning a new array, it does not return anything, </text:span><text:span text:style-name="T43">just executes the callback function – it may generate a side effect.</text:span></text:p>
      <text:p text:style-name="P29"><text:span text:style-name="T42"><text:tab/>The some method tests whether any element matches a given predicate function. </text:span><text:span text:style-name="T43">It is a version of the || operator that acts on arrays. </text:span><text:span text:style-name="T44">It returns </text:span><text:span text:style-name="T43">true if the callback function returns a truthy value for at least one element in the array. Otherwise, false. </text:span><text:span text:style-name="T45">*</text:span><text:span text:style-name="T48">1</text:span><text:span text:style-name="T45"> </text:span><text:span text:style-name="T46">It will finish checking as soon as it gets true without checking the remaining array elements. *</text:span><text:span text:style-name="T48">2 The callback function may receive 3 arguments: 1) the current element, 2) its index, and 3) the array being considered.</text:span></text:p>
      <text:p text:style-name="P40"><text:span text:style-name="T45"><text:tab/>Bonus: Every method is similar to some, but all the elements have to check true for the callback test. </text:span><text:span text:style-name="T46">It returns false as soon as it gets the first false result </text:span><text:span text:style-name="T47">in the checking procedure</text:span><text:span text:style-name="T46">.</text:span></text:p>
      <text:h text:style-name="P53" text:outline-level="5"/>
      <text:p text:style-name="P30"><text:span text:style-name="T18">6</text:span><text:span text:style-name="T6">th</text:span><text:span text:style-name="T14"> </text:span><text:span text:style-name="T17">meeting – </text:span><text:span text:style-name="T24">August</text:span><text:span text:style-name="T17"> </text:span><text:span text:style-name="T18">26</text:span><text:span text:style-name="T4">th</text:span><text:span text:style-name="T17">, 2020</text:span></text:p>
      <text:p text:style-name="P31"><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25"><text:span text:style-name="T49"><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0">(</text:span><text:a xlink:type="simple" xlink:href="https://en.wikipedia.org/wiki/Object-oriented_programming" text:style-name="Internet_20_link" text:visited-style-name="Visited_20_Internet_20_Link">https://en.wikipedia.org/wiki/Object-oriented_programming</text:a><text:span text:style-name="T70">)</text:span></text:p>
      <text:p text:style-name="P24"><text:tab/><text:span text:style-name="T70">Its</text:span> core idea is to divide programs into smaller pieces and make each piece responsible for managing its own state.</text:p>
      <text:p text:style-name="P23"><text:tab/>OOP’s 4 pillares are Abstraction, Encapsulation, Inheritance, and Polymorphism.</text:p>
      <text:p text:style-name="P31"><text:soft-page-break/><text:span text:style-name="T9">2) </text:span>What does Encapsulation mean in OOP? Can you give an example? (p. 97)</text:p>
      <text:p text:style-name="P40"><text:span text:style-name="T49"><text:tab/>Encapsulation prevents external code from being concerned with the internal workings of an object. </text:span><text:span text:style-name="T50">It separates interface from from implementation code.</text:span></text:p>
      <text:p text:style-name="P41"><text:span text:style-name="T49"><text:tab/></text:span><text:span text:style-name="T72">Example:</text:span><text:span text:style-name="T51"> </text:span><text:span text:style-name="T53">When you have a class with getter and setter, only setter are able to modify the data from that object.</text:span></text:p>
      <text:p text:style-name="P36"/>
      <text:p text:style-name="P31"><text:span text:style-name="T9">3) </text:span>What does Polymorphism mean in OOP? Can you give an example? (p. 106)</text:p>
      <text:p text:style-name="P32"><text:span text:style-name="T71"><text:tab/>Polymorphinsm is </text:span>the condition of occurring in several different forms.</text:p>
      <text:p text:style-name="P32"><text:tab/>Polymorphic code can work with values of different shapes, as long as they support the interface it expects.</text:p>
      <text:p text:style-name="P41"><text:span text:style-name="T49"><text:tab/></text:span><text:span text:style-name="T72">Example:</text:span><text:span text:style-name="T51"> </text:span><text:span text:style-name="T53">In js here are methods applied for different types of data, such as toString().</text:span></text:p>
      <text:p text:style-name="P36"/>
      <text:p text:style-name="P31"><text:span text:style-name="T9">4) </text:span>What does Inheritance mean in OOP? Can you give an example? (p. 112)</text:p>
      <text:p text:style-name="P31"><text:tab/><text:span text:style-name="T73">Inheritance is the technique which is possible to create new object structure (child) based in another structure (parent). It also called composition.</text:span></text:p>
      <text:p text:style-name="P41"><text:span text:style-name="T49"><text:tab/></text:span><text:span text:style-name="T72">Example:</text:span><text:span text:style-name="T51"> </text:span><text:span text:style-name="T52">A system has a class called PERSON with name and telephone fields. It’s possible to have a </text:span><text:span text:style-name="T56">PERSON’s </text:span><text:span text:style-name="T52">child class called EMPLOYEE which inherit from PERSON and adds employee_code and hiring_date fields. Also, there is another class called CUSTOMER, child of PERSON, with customer_code and delivery_address fields.</text:span></text:p>
      <text:p text:style-name="P32"/>
      <text:p text:style-name="P31"><text:span text:style-name="T9">BONUS:</text:span> What does Abstraction mean in OOP? Can you give an example? (Not mentioned in the chapter) </text:p>
      <text:p text:style-name="P40"><text:span text:style-name="T49"><text:tab/></text:span><text:span text:style-name="T53">Abstraction is the quality of handling with ideas rather than the solution itself. The details of implementation gets hidden and in a</text:span><text:span text:style-name="T55">n</text:span><text:span text:style-name="T53"> upper level. When a system is running, it has many levels of abstraction, and many layers, where each one does its work and pass to the next level.</text:span></text:p>
      <text:p text:style-name="P43"><text:soft-page-break/><text:span text:style-name="T49"><text:tab/></text:span><text:span text:style-name="T72">Example:</text:span><text:span text:style-name="T51"> </text:span><text:span text:style-name="T53">A computer has many abstraction levels. For example, the OS controls the keyboard in order a web programmer do not need to check which character was typed, </text:span><text:span text:style-name="T54">which passes to the browser and it can be submitted to another system in another country, regardless the language or OS.</text:span></text:p>
      <text:p text:style-name="P37"/>
      <text:p text:style-name="P43"><text:span text:style-name="T54">*** </text:span><text:span text:style-name="T57">I found this site </text:span><text:a xlink:type="simple" xlink:href="https://js4py.readthedocs.io/en/latest/index.html" text:style-name="Internet_20_link" text:visited-style-name="Visited_20_Internet_20_Link"><text:span text:style-name="T57">https://js4py.readthedocs.io/en/latest/index.html</text:span></text:a><text:span text:style-name="T57">, which seems to be very interesting </text:span><text:span text:style-name="T58">about many js concepts.</text:span></text:p>
      <text:p text:style-name="P37"/>
      <text:p text:style-name="P42"><text:span text:style-name="T19">7</text:span><text:span text:style-name="T6">th</text:span><text:span text:style-name="T14"> </text:span><text:span text:style-name="T17">meeting – </text:span><text:span text:style-name="T25">September</text:span><text:span text:style-name="T17"> </text:span><text:span text:style-name="T18">2</text:span><text:span text:style-name="T7">nd</text:span><text:span text:style-name="T17">, 2020<text:tab/><text:tab/></text:span><text:span text:style-name="T46">* </text:span><text:span text:style-name="T58">we are gonna skip chapter 7 and work on 8th</text:span></text:p>
      <text:p text:style-name="P33"><text:span text:style-name="T9">1)</text:span> What are some of the benefits of using Strict Mode in your JavaScript code? (p. 129)</text:p>
      <text:p text:style-name="P42"><text:span text:style-name="T49"><text:tab/></text:span><text:span text:style-name="T59">As js is very dynamic, the usage of “strict mode” helps to avoid the system runs </text:span><text:span text:style-name="T62">into</text:span><text:span text:style-name="T59"> bad practices. It eliminates silent errors, throwing errors; prevents relatively “unsecure” code (such as gain access to the global object), makes easier to write “secure” js code.</text:span></text:p>
      <text:p text:style-name="P33"><text:span text:style-name="T9">2</text:span><text:span text:style-name="T20">)</text:span> What are some ways of debugging code? (p. 132-133)</text:p>
      <text:p text:style-name="P42"><text:span text:style-name="T49"><text:tab/></text:span><text:span text:style-name="T60">One way is placing the </text:span><text:span text:style-name="T75">console.log</text:span><text:span text:style-name="T60">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42"><text:span text:style-name="T49"><text:tab/></text:span><text:span text:style-name="T60">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0">https://developers.google.com/web/tools/chrome-devtools/javascript</text:span></text:a></text:p>
      <text:p text:style-name="P42"><text:span text:style-name="T60"><text:tab/></text:span><text:span text:style-name="T61">One more way is using debugger statement in the code. The browser’s developer tool will handle the debug.</text:span></text:p>
      <text:p text:style-name="P33"><text:span text:style-name="T9">3</text:span><text:span text:style-name="T20">)</text:span> How can we manage exceptions in JavaScript? (p. 135-136)</text:p>
      <text:p text:style-name="P42"><text:span text:style-name="T49"><text:tab/></text:span><text:span text:style-name="T59">When an exception is throw</text:span><text:span text:style-name="T61">n</text:span><text:span text:style-name="T59">, a good </text:span><text:span text:style-name="T61">practice to deal the error</text:span><text:span text:style-name="T59"> is using Try/Catch.</text:span></text:p>
      <text:p text:style-name="P42"><text:span text:style-name="T59"><text:tab/></text:span><text:span text:style-name="T61">It should be write in any critical parts of the code, or when it makes external accesses (not controlled by our system).</text:span></text:p>
      <text:p text:style-name="P33"><text:span text:style-name="T9">4</text:span><text:span text:style-name="T20">)</text:span> What does blanky-catching an exception mean? Why is it dangerous to do? (p. 139)</text:p>
      <text:p text:style-name="P34"><text:soft-page-break/></text:p>
      <text:p text:style-name="P35"><text:tab/><text:span text:style-name="T78">When expecting get an error, you do not catch more info of the error. </text:span><text:span text:style-name="T79">In this way, i</text:span><text:span text:style-name="T77">t is a very generic catch, without check the error’s message and i</text:span><text:span text:style-name="T76">t does not check or get information about the error. It is dangerous because different types of error may happen and:</text:span></text:p>
      <text:p text:style-name="P39"><text:tab/>1- it is gonna be hard to find out what is going on;</text:p>
      <text:p text:style-name="P39"><text:tab/>2- so, the handling may not be appropriate.</text:p>
      <text:p text:style-name="P33"><text:span text:style-name="T9">BONUS: </text:span>What does the “for(;;) { }” statement do? (p. 139)</text:p>
      <text:p text:style-name="P33"><text:tab/><text:span text:style-name="T74">Infinite loop. So, to get out the loop, the system needs to get a break statement.</text:span></text:p>
      <text:p text:style-name="P33"><text:tab/><text:span text:style-name="T74">It is the same as “while (1) { }”</text:span></text:p>
      <text:p text:style-name="P33"/>
      <text:p text:style-name="P44"><text:span text:style-name="T21">8</text:span><text:span text:style-name="T6">th</text:span><text:span text:style-name="T14"> </text:span><text:span text:style-name="T17">meeting – </text:span><text:span text:style-name="T25">September</text:span><text:span text:style-name="T17"> </text:span><text:span text:style-name="T21">9</text:span><text:span text:style-name="T8">th</text:span><text:span text:style-name="T17">, 2020</text:span></text:p>
      <text:p text:style-name="P38">Chapter 9 – Regular Expressions</text:p>
      <text:p text:style-name="P38"><text:span text:style-name="T9">Whiteboard Solution:</text:span> Quoting style (p. 165, Exercise 2)</text:p>
      <text:p text:style-name="P38">Imagine you have written a story and used single quotation marks throughout to mark pieces of dialogue. Now you want to replace all the dialogue quotes with double quotes, while keeping the single quotes used in contractions like aren’t.</text:p>
      <text:p text:style-name="P38">Think of a pattern that distinguishes these two kinds of quote usage and craft a call to the replace method that does the proper replacement.</text:p>
      <text:p text:style-name="P38">Text: "'I'm the cook,' he said, 'it's my job.'"</text:p>
      <text:p text:style-name="P38">Output: "I'm the cook," he said, "it's my job."</text:p>
      <text:p text:style-name="P38"/>
      <text:p text:style-name="P38"><text:a xlink:type="simple" xlink:href="http://www.rexegg.com/" text:style-name="Internet_20_link" text:visited-style-name="Visited_20_Internet_20_Link">http://www.rexegg.com/</text:a></text:p>
      <text:p text:style-name="P38"/>
      <text:p text:style-name="P45"><text:span text:style-name="T22">9</text:span><text:span text:style-name="T6">th</text:span><text:span text:style-name="T14"> </text:span><text:span text:style-name="T17">meeting – </text:span><text:span text:style-name="T25">September</text:span><text:span text:style-name="T17"> </text:span><text:span text:style-name="T22">16</text:span><text:span text:style-name="T2">th</text:span><text:span text:style-name="T17">, 2020</text:span></text:p>
      <text:p text:style-name="P56">Chapter 10 – Modules</text:p>
      <text:p text:style-name="P57"><text:span text:style-name="T9">1. What is a module?</text:span> (p. 167) What is an example of a module in a web app code?</text:p>
      <text:p text:style-name="P57"><text:tab/>“A module is a piece of program that specifies which other pieces it relies on and which functionality it provides for other modules to use (its interface)”.</text:p>
      <text:p text:style-name="P65"><text:span text:style-name="T64"><text:tab/>It’s a </text:span><text:span text:style-name="T65">file</text:span><text:span text:style-name="T64"> that may use other software (and rely on them) and also provides some parts of its functionality to be used externally.</text:span></text:p>
      <text:p text:style-name="P57"/>
      <text:p text:style-name="P57"><text:span text:style-name="T9">2. What is the relation between modules called?</text:span> (p. 167)</text:p>
      <text:p text:style-name="P57">“The relations between modules are called dependencies. When a module needs a piece from another module, it is said to depend on that module”.</text:p>
      <text:p text:style-name="P57"/>
      <text:p text:style-name="P57"><text:span text:style-name="T9">3. What is CommonJS? Why was that useful and why is that obsolete today?</text:span> (p. 171-173)</text:p>
      <text:p text:style-name="P65"><text:span text:style-name="T63">“It’s the</text:span><text:span text:style-name="T64"> most widely used approach to bolted-on JavaScript modules is called CommonJS modules. Node.js uses it and is the system used by most packages on NPM.</text:span></text:p>
      <text:p text:style-name="P57">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57">their dependencies and put their interface in the object bound to exports.”</text:p>
      <text:p text:style-name="P59">It’s useful because before that JavaScript language had no built-in module system.</text:p>
      <text:p text:style-name="P59">It’s obsolete due to new <text:span text:style-name="T80">ECMAScript </text:span><text:span text:style-name="T81">(ES) </text:span><text:span text:style-name="T80">modules came up to replace it.</text:span></text:p>
      <text:p text:style-name="P57"/>
      <text:p text:style-name="P57"><text:span text:style-name="T9">4. How do you import and export modules in ES6 compared to ES5?</text:span> (p. 171)</text:p>
      <text:p text:style-name="P64">ES5 =&gt; modules.exports = { &lt;resource1&gt;, &lt;resource2&gt;, ... }</text:p>
      <text:p text:style-name="P64"><text:tab/><text:tab/>const externalModule = “./file.js”</text:p>
      <text:p text:style-name="P64"/>
      <text:p text:style-name="P64">ES6 =&gt;</text:p>
      <text:p text:style-name="P63">in the provider file:</text:p>
      <text:p text:style-name="P63"><text:tab/>export <text:span text:style-name="T83">default &lt;resource’s-name(class, binding, a function&gt;</text:span></text:p>
      <text:p text:style-name="P63"><text:soft-page-break/><text:tab/><text:span text:style-name="T83">OR</text:span></text:p>
      <text:p text:style-name="P63"><text:tab/><text:span text:style-name="T83">export { &lt;resource1&gt;, &lt;resource2&gt; }</text:span></text:p>
      <text:p text:style-name="P61"><text:tab/>import &lt;the-name-of-the-resource-to-be-imported&gt; from “&lt;the-file&gt;</text:p>
      <text:p text:style-name="P61"><text:tab/><text:span text:style-name="T83">import { &lt;non-default1&gt;, &lt;non-default2&gt;, ... } from “&lt;file.js&gt;”</text:span></text:p>
      <text:p text:style-name="P62"><text:tab/><text:span text:style-name="T83">import { &lt;non-default1&gt; as newName, &lt;non-default2&gt;, ... } from “&lt;file.js&gt;”</text:span></text:p>
      <text:p text:style-name="P61"/>
      <text:p text:style-name="P58"><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57"><text:span text:style-name="T9"/></text:p>
      <text:p text:style-name="P57"><text:span text:style-name="T9">BONUS: What JS bundlers and compilers do you use? (i. e. Webpack, Parcel, Babel, PyJS)? Why do you need to use them? What do you like and what do you dislike about them?</text:span></text:p>
      <text:p text:style-name="P60">Webpack <text:span text:style-name="T85">(bundler) </text:span>plus Babel <text:span text:style-name="T86">(compiler)</text:span>, <text:span text:style-name="T82">used by default in React</text:span>.</text:p>
      <text:p text:style-name="P66"><text:span text:style-name="T66">They are needed to bundler the files (taking all files and wrapping them into </text:span><text:span text:style-name="T67">an</text:span><text:span text:style-name="T66"> old – </text:span><text:span text:style-name="T67">well supported - </text:span><text:span text:style-name="T66">JS version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1DT10H38M19S</meta:editing-duration>
    <meta:editing-cycles>58</meta:editing-cycles>
    <meta:generator>LibreOffice/6.4.1.2$Linux_X86_64 LibreOffice_project/4d224e95b98b138af42a64d84056446d09082932</meta:generator>
    <dc:date>2020-09-12T18:10:53.684393929</dc:date>
    <meta:document-statistic meta:table-count="0" meta:image-count="1" meta:object-count="0" meta:page-count="10" meta:paragraph-count="139" meta:word-count="2533" meta:character-count="15375" meta:non-whitespace-character-count="12872"/>
  </office:meta>
</office:document-meta>
</file>